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0000000F69DFE4F002E54DA1C.png" manifest:media-type="image/png"/>
  <manifest:file-entry manifest:full-path="Pictures/1000118900001C1D00001977D05B5D9E8DE52E0E.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544cm" fo:min-width="1.294cm"/>
    </style:style>
    <style:style style:name="gr2" style:family="graphic" style:parent-style-name="objectwithoutfill">
      <style:graphic-properties svg:stroke-color="#3333ff" draw:marker-end="Arrow" draw:marker-end-width="0.3cm" draw:fill="none" draw:textarea-vertical-align="middle"/>
    </style:style>
    <style:style style:name="gr3" style:family="graphic" style:parent-style-name="objectwithoutfill">
      <style:graphic-properties svg:stroke-color="#ff9900" draw:marker-end="Arrow" draw:marker-end-width="0.3cm" draw:fill="none" draw:textarea-vertical-align="middle"/>
    </style:style>
    <style:style style:name="gr4" style:family="graphic" style:parent-style-name="standard">
      <style:graphic-properties draw:stroke="none" svg:stroke-color="#000000" draw:fill="none" draw:fill-color="#ffffff" fo:min-height="0.475cm"/>
    </style:style>
    <style:style style:name="gr5" style:family="graphic" style:parent-style-name="standard">
      <style:graphic-properties draw:stroke="none" svg:stroke-color="#000000" draw:fill="none" draw:fill-color="#ffffff" fo:min-height="1.90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12pt" style:font-size-asian="12pt" style:font-size-complex="12pt"/>
    </style:style>
    <style:style style:name="P4" style:family="paragraph">
      <style:paragraph-properties fo:text-align="center"/>
    </style:style>
    <style:style style:name="P5" style:family="paragraph">
      <loext:graphic-properties draw:fill="none" draw:fill-color="#ffffff"/>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3.302cm" draw:transform="rotate (-0.101403629540871) translate (7.811cm 5.31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3.302cm" svg:height="3.302cm" svg:x="7.677cm" svg:y="8.69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3.302cm" svg:height="3.302cm" draw:transform="rotate (-0.101403629540871) translate (7.886cm 11.71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3.302cm" svg:height="3.302cm" svg:x="7.761cm" svg:y="14.9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 draw:layer="layout" svg:width="3.302cm" svg:height="3.302cm" draw:transform="rotate (-0.101403629540871) translate (7.97cm 18.0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 draw:text-style-name="P2" draw:layer="layout" svg:x1="15.224cm" svg:y1="8.747cm" svg:x2="10.779cm" svg:y2="8.747cm">
          <text:p/>
        </draw:line>
        <draw:line draw:style-name="gr2" draw:text-style-name="P2" draw:layer="layout" svg:x1="15.225cm" svg:y1="15.047cm" svg:x2="10.78cm" svg:y2="15.047cm">
          <text:p/>
        </draw:line>
        <draw:line draw:style-name="gr2" draw:text-style-name="P2" draw:layer="layout" svg:x1="15.225cm" svg:y1="21.447cm" svg:x2="10.78cm" svg:y2="21.447cm">
          <text:p/>
        </draw:line>
        <draw:line draw:style-name="gr3" draw:text-style-name="P2" draw:layer="layout" svg:x1="3.079cm" svg:y1="5.647cm" svg:x2="7.524cm" svg:y2="5.647cm">
          <text:p/>
        </draw:line>
        <draw:line draw:style-name="gr3" draw:text-style-name="P2" draw:layer="layout" svg:x1="3.078cm" svg:y1="11.947cm" svg:x2="7.523cm" svg:y2="11.947cm">
          <text:p/>
        </draw:line>
        <draw:line draw:style-name="gr3" draw:text-style-name="P2" draw:layer="layout" svg:x1="3.078cm" svg:y1="18.247cm" svg:x2="7.523cm" svg:y2="18.247cm">
          <text:p/>
        </draw:line>
        <draw:frame draw:style-name="gr4" draw:text-style-name="P3" draw:layer="layout" svg:width="4.699cm" svg:height="0.725cm" svg:x="2.651cm" svg:y="4.81cm">
          <draw:text-box>
            <text:p><text:span text:style-name="T1">Request for Quotation</text:span></text:p>
          </draw:text-box>
        </draw:frame>
        <draw:frame draw:style-name="gr5" draw:text-style-name="P5" draw:layer="layout" svg:width="19.304cm" svg:height="2.159cm" svg:x="1.127cm" svg:y="1.254cm">
          <draw:text-box>
            <text:p text:style-name="P4"><text:s/>Flow Chart of Business Transaction Theory</text:p>
          </draw:text-box>
        </draw:frame>
        <draw:frame draw:style-name="gr4" draw:text-style-name="P3" draw:layer="layout" svg:width="4.699cm" svg:height="0.725cm" svg:x="2.652cm" svg:y="11.211cm">
          <draw:text-box>
            <text:p><text:span text:style-name="T1">Purchase Order</text:span></text:p>
          </draw:text-box>
        </draw:frame>
        <draw:frame draw:style-name="gr4" draw:text-style-name="P3" draw:layer="layout" svg:width="4.699cm" svg:height="0.725cm" svg:x="2.653cm" svg:y="17.512cm">
          <draw:text-box>
            <text:p><text:span text:style-name="T1">Tender / Payment</text:span></text:p>
          </draw:text-box>
        </draw:frame>
        <draw:frame draw:style-name="gr4" draw:text-style-name="P3" draw:layer="layout" svg:width="4.699cm" svg:height="0.725cm" svg:x="11.154cm" svg:y="20.713cm">
          <draw:text-box>
            <text:p><text:span text:style-name="T1">Receipt</text:span></text:p>
          </draw:text-box>
        </draw:frame>
        <draw:frame draw:style-name="gr4" draw:text-style-name="P3" draw:layer="layout" svg:width="4.699cm" svg:height="0.725cm" svg:x="11.155cm" svg:y="14.314cm">
          <draw:text-box>
            <text:p><text:span text:style-name="T1">Order</text:span></text:p>
          </draw:text-box>
        </draw:frame>
        <draw:frame draw:style-name="gr4" draw:text-style-name="P3" draw:layer="layout" svg:width="4.699cm" svg:height="0.725cm" svg:x="11.156cm" svg:y="8.015cm">
          <draw:text-box>
            <text:p><text:span text:style-name="T1">Quotation</text:span></text:p>
          </draw:text-box>
        </draw:frame>
        <draw:frame draw:style-name="gr4" draw:text-style-name="P3" draw:layer="layout" svg:width="4.699cm" svg:height="0.725cm" svg:x="11.156cm" svg:y="15.115cm">
          <draw:text-box>
            <text:p><text:span text:style-name="T1">Invoice</text:span></text:p>
          </draw:text-box>
        </draw:frame>
        <draw:frame draw:style-name="gr4" draw:text-style-name="P3" draw:layer="layout" svg:width="4.699cm" svg:height="0.725cm" svg:x="2.654cm" svg:y="18.313cm">
          <draw:text-box>
            <text:p><text:span text:style-name="T1">Authorization</text:span></text:p>
          </draw:text-box>
        </draw:frame>
        <draw:frame draw:style-name="gr4" draw:text-style-name="P3" draw:layer="layout" svg:width="4.699cm" svg:height="0.725cm" svg:x="11.155cm" svg:y="21.514cm">
          <draw:text-box>
            <text:p><text:span text:style-name="T1">Shipping List</text:span></text:p>
          </draw:text-box>
        </draw:frame>
        <draw:frame draw:style-name="gr6" draw:text-style-name="P2" draw:layer="layout" svg:width="2.108cm" svg:height="1.91cm" svg:x="8.232cm" svg:y="6.172cm">
          <draw:image xlink:href="Pictures/1000118900001C1D00001977D05B5D9E8DE52E0E.svg" xlink:type="simple" xlink:show="embed" xlink:actuate="onLoad">
            <text:p/>
          </draw:image>
          <draw:image xlink:href="Pictures/1000020100000110000000F69DFE4F002E54DA1C.png" xlink:type="simple" xlink:show="embed" xlink:actuate="onLoad"/>
        </draw:frame>
        <draw:frame draw:style-name="gr6" draw:text-style-name="P2" draw:layer="layout" svg:width="2.108cm" svg:height="1.91cm" svg:x="8.307cm" svg:y="12.573cm">
          <draw:image xlink:href="Pictures/1000118900001C1D00001977D05B5D9E8DE52E0E.svg" xlink:type="simple" xlink:show="embed" xlink:actuate="onLoad">
            <text:p/>
          </draw:image>
          <draw:image xlink:href="Pictures/1000020100000110000000F69DFE4F002E54DA1C.png" xlink:type="simple" xlink:show="embed" xlink:actuate="onLoad"/>
        </draw:frame>
        <draw:frame draw:style-name="gr6" draw:text-style-name="P2" draw:layer="layout" svg:width="2.108cm" svg:height="1.91cm" svg:x="8.391cm" svg:y="18.874cm">
          <draw:image xlink:href="Pictures/1000118900001C1D00001977D05B5D9E8DE52E0E.svg" xlink:type="simple" xlink:show="embed" xlink:actuate="onLoad">
            <text:p/>
          </draw:image>
          <draw:image xlink:href="Pictures/1000020100000110000000F69DFE4F002E54DA1C.png" xlink:type="simple" xlink:show="embed" xlink:actuate="onLoad"/>
        </draw:frame>
        <draw:frame draw:style-name="gr7" draw:text-style-name="P2" draw:layer="layout" svg:width="2.108cm" svg:height="1.91cm" draw:transform="rotate (-3.14159265358979) translate (10.466cm 17.6cm)">
          <draw:image xlink:href="Pictures/1000118900001C1D00001977D05B5D9E8DE52E0E.svg" xlink:type="simple" xlink:show="embed" xlink:actuate="onLoad">
            <text:p/>
          </draw:image>
          <draw:image xlink:href="Pictures/1000020100000110000000F69DFE4F002E54DA1C.png" xlink:type="simple" xlink:show="embed" xlink:actuate="onLoad"/>
        </draw:frame>
        <draw:frame draw:style-name="gr7" draw:text-style-name="P2" draw:layer="layout" svg:width="2.108cm" svg:height="1.91cm" draw:transform="rotate (-3.14159265358979) translate (10.382cm 11.299cm)">
          <draw:image xlink:href="Pictures/1000118900001C1D00001977D05B5D9E8DE52E0E.svg" xlink:type="simple" xlink:show="embed" xlink:actuate="onLoad">
            <text:p/>
          </draw:image>
          <draw:image xlink:href="Pictures/1000020100000110000000F69DFE4F002E54DA1C.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9T11:57:51.967129614</meta:creation-date>
    <dc:date>2017-01-02T10:29:59.887097954</dc:date>
    <meta:editing-duration>PT3H40M17S</meta:editing-duration>
    <meta:editing-cycles>5</meta:editing-cycles>
    <meta:generator>LibreOffice/5.1.4.2$Linux_X86_64 LibreOffice_project/10m0$Build-2</meta:generator>
    <meta:document-statistic meta:object-count="26"/>
  </office:meta>
</office:document-meta>
</file>